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6.088cm" fo:margin-left="0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8.414cm"/>
    </style:style>
    <style:style style:name="Tabelle1.C" style:family="table-column">
      <style:table-column-properties style:column-width="7.303cm"/>
    </style:style>
    <style:style style:name="Tabelle1.D" style:family="table-column">
      <style:table-column-properties style:column-width="9.578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6.088cm" fo:margin-left="0cm" fo:break-before="page" table:align="left"/>
    </style:style>
    <style:style style:name="Tabelle2.A" style:family="table-column">
      <style:table-column-properties style:column-width="0.931cm"/>
    </style:style>
    <style:style style:name="Tabelle2.B" style:family="table-column">
      <style:table-column-properties style:column-width="11.769cm"/>
    </style:style>
    <style:style style:name="Tabelle2.C" style:family="table-column">
      <style:table-column-properties style:column-width="13.388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54ec2" officeooo:paragraph-rsid="00054ec2"/>
    </style:style>
    <style:style style:name="P2" style:family="paragraph" style:parent-style-name="Standard">
      <style:text-properties officeooo:rsid="000a2b12" officeooo:paragraph-rsid="003bb54b"/>
    </style:style>
    <style:style style:name="P3" style:family="paragraph" style:parent-style-name="Standard">
      <style:text-properties officeooo:rsid="000bcb2a" officeooo:paragraph-rsid="002e286b"/>
    </style:style>
    <style:style style:name="P4" style:family="paragraph" style:parent-style-name="Standard">
      <style:text-properties officeooo:rsid="00292936" officeooo:paragraph-rsid="00286671"/>
    </style:style>
    <style:style style:name="P5" style:family="paragraph" style:parent-style-name="Standard">
      <style:text-properties officeooo:paragraph-rsid="003bb54b"/>
    </style:style>
    <style:style style:name="P6" style:family="paragraph" style:parent-style-name="Standard">
      <style:paragraph-properties fo:text-align="center" style:justify-single-word="false"/>
      <style:text-properties officeooo:rsid="001e78b5" officeooo:paragraph-rsid="001e78b5"/>
    </style:style>
    <style:style style:name="P7" style:family="paragraph" style:parent-style-name="Standard">
      <style:text-properties officeooo:rsid="004215e3" officeooo:paragraph-rsid="004215e3"/>
    </style:style>
    <style:style style:name="P8" style:family="paragraph" style:parent-style-name="Standard">
      <style:text-properties officeooo:rsid="004215e3" officeooo:paragraph-rsid="0039d360"/>
    </style:style>
    <style:style style:name="P9" style:family="paragraph" style:parent-style-name="Standard">
      <style:text-properties officeooo:rsid="003387aa" officeooo:paragraph-rsid="00355915"/>
    </style:style>
    <style:style style:name="P10" style:family="paragraph" style:parent-style-name="Standard">
      <style:text-properties fo:font-size="12pt" officeooo:rsid="003bb54b" officeooo:paragraph-rsid="004c82b5" style:font-size-asian="12pt" style:font-size-complex="12pt"/>
    </style:style>
    <style:style style:name="P11" style:family="paragraph" style:parent-style-name="Standard">
      <style:text-properties fo:font-size="12pt" officeooo:rsid="004c82b5" officeooo:paragraph-rsid="00509e72" style:font-size-asian="12pt" style:font-size-complex="12pt"/>
    </style:style>
    <style:style style:name="P12" style:family="paragraph" style:parent-style-name="Standard">
      <style:text-properties fo:font-size="12pt" officeooo:rsid="004c82b5" officeooo:paragraph-rsid="005233c1" style:font-size-asian="12pt" style:font-size-complex="12pt"/>
    </style:style>
    <style:style style:name="P13" style:family="paragraph" style:parent-style-name="Standard">
      <style:text-properties fo:font-size="12pt" officeooo:rsid="000a2b12" officeooo:paragraph-rsid="004c82b5" style:font-size-asian="12pt" style:font-size-complex="12pt"/>
    </style:style>
    <style:style style:name="P14" style:family="paragraph" style:parent-style-name="Standard">
      <style:text-properties fo:font-size="12pt" officeooo:rsid="004e8f62" officeooo:paragraph-rsid="004e8f62" style:font-size-asian="12pt" style:font-size-complex="12pt"/>
    </style:style>
    <style:style style:name="P15" style:family="paragraph" style:parent-style-name="Standard">
      <style:text-properties fo:font-size="12pt" officeooo:rsid="004e8f62" officeooo:paragraph-rsid="00509e72" style:font-size-asian="12pt" style:font-size-complex="12pt"/>
    </style:style>
    <style:style style:name="P16" style:family="paragraph" style:parent-style-name="Standard">
      <style:text-properties fo:font-size="12pt" officeooo:rsid="004f90cf" officeooo:paragraph-rsid="005233c1" style:font-size-asian="12pt" style:font-size-complex="12pt"/>
    </style:style>
    <style:style style:name="P17" style:family="paragraph" style:parent-style-name="Table_20_Contents">
      <style:text-properties officeooo:rsid="00115526" officeooo:paragraph-rsid="003bb54b"/>
    </style:style>
    <style:style style:name="P18" style:family="paragraph" style:parent-style-name="Table_20_Contents">
      <style:text-properties officeooo:rsid="0012b04e" officeooo:paragraph-rsid="0012b04e"/>
    </style:style>
    <style:style style:name="P19" style:family="paragraph" style:parent-style-name="Table_20_Contents">
      <style:text-properties officeooo:rsid="00132613" officeooo:paragraph-rsid="00132613"/>
    </style:style>
    <style:style style:name="P20" style:family="paragraph" style:parent-style-name="Table_20_Contents">
      <style:text-properties officeooo:rsid="00132613" officeooo:paragraph-rsid="0023ee58"/>
    </style:style>
    <style:style style:name="P21" style:family="paragraph" style:parent-style-name="Table_20_Contents">
      <style:text-properties officeooo:rsid="00132613" officeooo:paragraph-rsid="00476ebd"/>
    </style:style>
    <style:style style:name="P22" style:family="paragraph" style:parent-style-name="Table_20_Contents">
      <style:text-properties officeooo:rsid="00150a2d" officeooo:paragraph-rsid="001c9e64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f180d" officeooo:paragraph-rsid="000f180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f180d" officeooo:paragraph-rsid="003bb54b" style:font-weight-asian="bold" style:font-weight-complex="bold"/>
    </style:style>
    <style:style style:name="P25" style:family="paragraph" style:parent-style-name="Table_20_Contents">
      <style:text-properties fo:font-weight="bold" officeooo:rsid="002e286b" officeooo:paragraph-rsid="002e286b" style:font-weight-asian="bold" style:font-weight-complex="bold"/>
    </style:style>
    <style:style style:name="P26" style:family="paragraph" style:parent-style-name="Table_20_Contents">
      <style:text-properties fo:font-weight="bold" officeooo:rsid="002e286b" officeooo:paragraph-rsid="003bb54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7e093" officeooo:paragraph-rsid="0037e09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7e093" officeooo:paragraph-rsid="003bb54b" style:font-weight-asian="bold" style:font-weight-complex="bold"/>
    </style:style>
    <style:style style:name="P29" style:family="paragraph" style:parent-style-name="Table_20_Contents">
      <style:text-properties fo:font-weight="bold" officeooo:rsid="003bb54b" officeooo:paragraph-rsid="003bb54b" style:font-weight-asian="bold" style:font-weight-complex="bold"/>
    </style:style>
    <style:style style:name="P30" style:family="paragraph" style:parent-style-name="Table_20_Contents">
      <style:text-properties officeooo:rsid="001ad923" officeooo:paragraph-rsid="001ad923"/>
    </style:style>
    <style:style style:name="P31" style:family="paragraph" style:parent-style-name="Table_20_Contents">
      <style:text-properties officeooo:rsid="001ad923" officeooo:paragraph-rsid="003bb54b"/>
    </style:style>
    <style:style style:name="P32" style:family="paragraph" style:parent-style-name="Table_20_Contents">
      <style:text-properties officeooo:rsid="001c9e64" officeooo:paragraph-rsid="001c9e64"/>
    </style:style>
    <style:style style:name="P33" style:family="paragraph" style:parent-style-name="Table_20_Contents">
      <style:text-properties officeooo:rsid="001c9e64" officeooo:paragraph-rsid="003bb54b"/>
    </style:style>
    <style:style style:name="P34" style:family="paragraph" style:parent-style-name="Table_20_Contents">
      <style:text-properties officeooo:rsid="001e78b5" officeooo:paragraph-rsid="002558ff"/>
    </style:style>
    <style:style style:name="P35" style:family="paragraph" style:parent-style-name="Table_20_Contents">
      <style:text-properties officeooo:rsid="002e286b" officeooo:paragraph-rsid="002e286b"/>
    </style:style>
    <style:style style:name="P36" style:family="paragraph" style:parent-style-name="Table_20_Contents">
      <style:text-properties officeooo:paragraph-rsid="00115526"/>
    </style:style>
    <style:style style:name="P37" style:family="paragraph" style:parent-style-name="Table_20_Contents">
      <style:text-properties officeooo:rsid="00314a5f" officeooo:paragraph-rsid="00314a5f"/>
    </style:style>
    <style:style style:name="P38" style:family="paragraph" style:parent-style-name="Table_20_Contents">
      <style:text-properties officeooo:rsid="00360997" officeooo:paragraph-rsid="00360997"/>
    </style:style>
    <style:style style:name="P39" style:family="paragraph" style:parent-style-name="Table_20_Contents">
      <style:text-properties officeooo:rsid="00360997" officeooo:paragraph-rsid="0037e093"/>
    </style:style>
    <style:style style:name="P40" style:family="paragraph" style:parent-style-name="Table_20_Contents">
      <style:text-properties officeooo:paragraph-rsid="00360997"/>
    </style:style>
    <style:style style:name="P41" style:family="paragraph" style:parent-style-name="Table_20_Contents">
      <style:text-properties officeooo:rsid="0037e093" officeooo:paragraph-rsid="0037e093"/>
    </style:style>
    <style:style style:name="P42" style:family="paragraph" style:parent-style-name="Table_20_Contents">
      <style:text-properties officeooo:rsid="0037e093" officeooo:paragraph-rsid="00391606"/>
    </style:style>
    <style:style style:name="P43" style:family="paragraph" style:parent-style-name="Table_20_Contents">
      <style:text-properties officeooo:rsid="0037e093" officeooo:paragraph-rsid="003bb54b"/>
    </style:style>
    <style:style style:name="P44" style:family="paragraph" style:parent-style-name="Table_20_Contents">
      <style:text-properties officeooo:rsid="00391606" officeooo:paragraph-rsid="00391606"/>
    </style:style>
    <style:style style:name="P45" style:family="paragraph" style:parent-style-name="Table_20_Contents">
      <style:text-properties officeooo:rsid="0039d360" officeooo:paragraph-rsid="0039d360"/>
    </style:style>
    <style:style style:name="P46" style:family="paragraph" style:parent-style-name="Table_20_Contents">
      <style:text-properties officeooo:rsid="003bb54b" officeooo:paragraph-rsid="003bb54b"/>
    </style:style>
    <style:style style:name="P47" style:family="paragraph" style:parent-style-name="Table_20_Contents">
      <style:text-properties officeooo:paragraph-rsid="003bb54b"/>
    </style:style>
    <style:style style:name="P48" style:family="paragraph" style:parent-style-name="Table_20_Contents">
      <style:text-properties officeooo:rsid="003c7708" officeooo:paragraph-rsid="003c7708"/>
    </style:style>
    <style:style style:name="P49" style:family="paragraph" style:parent-style-name="Table_20_Contents">
      <style:text-properties officeooo:rsid="001696d0" officeooo:paragraph-rsid="003bb54b"/>
    </style:style>
    <style:style style:name="P50" style:family="paragraph" style:parent-style-name="Table_20_Contents">
      <style:text-properties officeooo:rsid="0041655a" officeooo:paragraph-rsid="0041655a"/>
    </style:style>
    <style:style style:name="P51" style:family="paragraph" style:parent-style-name="Table_20_Contents">
      <style:text-properties officeooo:rsid="004215e3" officeooo:paragraph-rsid="0037e093"/>
    </style:style>
    <style:style style:name="P52" style:family="paragraph" style:parent-style-name="Table_20_Contents">
      <style:text-properties officeooo:rsid="003dcbd4" officeooo:paragraph-rsid="003dcbd4"/>
    </style:style>
    <style:style style:name="P53" style:family="paragraph" style:parent-style-name="Table_20_Contents">
      <style:text-properties fo:font-size="12pt" officeooo:rsid="00115526" officeooo:paragraph-rsid="005233c1" style:font-size-asian="12pt" style:font-size-complex="12pt"/>
    </style:style>
    <style:style style:name="P54" style:family="paragraph" style:parent-style-name="Table_20_Contents">
      <style:text-properties fo:font-size="12pt" officeooo:rsid="00132613" officeooo:paragraph-rsid="005233c1" style:font-size-asian="12pt" style:font-size-complex="12pt"/>
    </style:style>
    <style:style style:name="P55" style:family="paragraph" style:parent-style-name="Table_20_Contents">
      <style:text-properties fo:font-size="12pt" officeooo:rsid="00132613" officeooo:paragraph-rsid="0057e796" style:font-size-asian="12pt" style:font-size-complex="12pt"/>
    </style:style>
    <style:style style:name="P56" style:family="paragraph" style:parent-style-name="Standard">
      <style:text-properties officeooo:paragraph-rsid="003bb54b"/>
    </style:style>
    <style:style style:name="P57" style:family="paragraph" style:parent-style-name="Standard">
      <style:text-properties fo:font-size="12pt" officeooo:rsid="003bb54b" officeooo:paragraph-rsid="004c82b5" style:font-size-asian="12pt" style:font-size-complex="12pt"/>
    </style:style>
    <style:style style:name="P58" style:family="paragraph" style:parent-style-name="Standard">
      <style:text-properties fo:font-size="12pt" officeooo:rsid="004c82b5" officeooo:paragraph-rsid="0055e836" style:font-size-asian="12pt" style:font-size-complex="12pt"/>
    </style:style>
    <style:style style:name="P59" style:family="paragraph" style:parent-style-name="Standard">
      <style:text-properties fo:font-size="12pt" officeooo:rsid="000a2b12" officeooo:paragraph-rsid="004c82b5" style:font-size-asian="12pt" style:font-size-complex="12pt"/>
    </style:style>
    <style:style style:name="P60" style:family="paragraph" style:parent-style-name="Standard">
      <style:text-properties fo:font-size="12pt" officeooo:rsid="004f90cf" officeooo:paragraph-rsid="005233c1" style:font-size-asian="12pt" style:font-size-complex="12pt"/>
    </style:style>
    <style:style style:name="P61" style:family="paragraph" style:parent-style-name="Table_20_Contents">
      <style:text-properties officeooo:rsid="002e286b" officeooo:paragraph-rsid="005a6fe2"/>
    </style:style>
    <style:style style:name="P62" style:family="paragraph" style:parent-style-name="Table_20_Contents">
      <style:text-properties officeooo:rsid="000f180d" officeooo:paragraph-rsid="005afdcd"/>
    </style:style>
    <style:style style:name="P63" style:family="paragraph" style:parent-style-name="Table_20_Contents">
      <style:text-properties officeooo:paragraph-rsid="005afdcd"/>
    </style:style>
    <style:style style:name="P64" style:family="paragraph" style:parent-style-name="Table_20_Contents">
      <style:text-properties officeooo:rsid="005afdcd" officeooo:paragraph-rsid="005afdcd"/>
    </style:style>
    <style:style style:name="P65" style:family="paragraph" style:parent-style-name="Table_20_Contents">
      <style:text-properties officeooo:paragraph-rsid="0037e093"/>
    </style:style>
    <style:style style:name="P66" style:family="paragraph" style:parent-style-name="Table_20_Contents">
      <style:text-properties officeooo:rsid="00360997" officeooo:paragraph-rsid="00360997"/>
    </style:style>
    <style:style style:name="P67" style:family="paragraph" style:parent-style-name="Table_20_Contents">
      <style:text-properties officeooo:rsid="00360997" officeooo:paragraph-rsid="005cc240"/>
    </style:style>
    <style:style style:name="P68" style:family="paragraph" style:parent-style-name="Table_20_Contents">
      <style:text-properties officeooo:rsid="001c9e64" officeooo:paragraph-rsid="003bb54b"/>
    </style:style>
    <style:style style:name="T1" style:family="text">
      <style:text-properties officeooo:rsid="00054ec2"/>
    </style:style>
    <style:style style:name="T2" style:family="text">
      <style:text-properties officeooo:rsid="00115526"/>
    </style:style>
    <style:style style:name="T3" style:family="text">
      <style:text-properties officeooo:rsid="00132613"/>
    </style:style>
    <style:style style:name="T4" style:family="text">
      <style:text-properties officeooo:rsid="001896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c9e64"/>
    </style:style>
    <style:style style:name="T7" style:family="text">
      <style:text-properties officeooo:rsid="00208950"/>
    </style:style>
    <style:style style:name="T8" style:family="text">
      <style:text-properties officeooo:rsid="00226866"/>
    </style:style>
    <style:style style:name="T9" style:family="text">
      <style:text-properties style:font-name="Courier" officeooo:rsid="0018963b"/>
    </style:style>
    <style:style style:name="T10" style:family="text">
      <style:text-properties style:font-name="Courier" officeooo:rsid="00115526"/>
    </style:style>
    <style:style style:name="T11" style:family="text">
      <style:text-properties officeooo:rsid="0023ee58"/>
    </style:style>
    <style:style style:name="T12" style:family="text">
      <style:text-properties officeooo:rsid="002e286b"/>
    </style:style>
    <style:style style:name="T13" style:family="text">
      <style:text-properties officeooo:rsid="00314a5f"/>
    </style:style>
    <style:style style:name="T14" style:family="text">
      <style:text-properties officeooo:rsid="00360997"/>
    </style:style>
    <style:style style:name="T15" style:family="text">
      <style:text-properties officeooo:rsid="0037e093"/>
    </style:style>
    <style:style style:name="T16" style:family="text">
      <style:text-properties officeooo:rsid="00391606"/>
    </style:style>
    <style:style style:name="T17" style:family="text">
      <style:text-properties officeooo:rsid="0039d360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2e286b" style:font-size-asian="24pt" style:font-weight-asian="bold" style:font-size-complex="24pt" style:font-weight-complex="bold"/>
    </style:style>
    <style:style style:name="T20" style:family="text">
      <style:text-properties officeooo:rsid="0041655a"/>
    </style:style>
    <style:style style:name="T21" style:family="text">
      <style:text-properties officeooo:rsid="00437588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55e836" style:font-size-asian="12pt" style:font-size-complex="12pt"/>
    </style:style>
    <style:style style:name="T24" style:family="text">
      <style:text-properties fo:font-size="12pt" officeooo:rsid="004cdbd3" style:font-size-asian="12pt" style:font-size-complex="12pt"/>
    </style:style>
    <style:style style:name="T25" style:family="text">
      <style:text-properties fo:font-size="12pt" officeooo:rsid="005afdcd" style:font-size-asian="12pt" style:font-size-complex="12pt"/>
    </style:style>
    <style:style style:name="T26" style:family="text">
      <style:text-properties officeooo:rsid="004cdbd3"/>
    </style:style>
    <style:style style:name="T27" style:family="text">
      <style:text-properties officeooo:rsid="00509e72"/>
    </style:style>
    <style:style style:name="T28" style:family="text">
      <style:text-properties officeooo:rsid="005233c1"/>
    </style:style>
    <style:style style:name="T29" style:family="text">
      <style:text-properties officeooo:rsid="0055ad14"/>
    </style:style>
    <style:style style:name="T30" style:family="text">
      <style:text-properties officeooo:rsid="0055c0b4"/>
    </style:style>
    <style:style style:name="T31" style:family="text">
      <style:text-properties officeooo:rsid="0057e796"/>
    </style:style>
    <style:style style:name="T32" style:family="text">
      <style:text-properties officeooo:rsid="005a0304"/>
    </style:style>
    <style:style style:name="T33" style:family="text">
      <style:text-properties officeooo:rsid="005a6fe2"/>
    </style:style>
    <style:style style:name="T34" style:family="text">
      <style:text-properties officeooo:rsid="003bb54b"/>
    </style:style>
    <style:style style:name="T35" style:family="text">
      <style:text-properties officeooo:rsid="005afdcd"/>
    </style:style>
    <style:style style:name="T36" style:family="text">
      <style:text-properties officeooo:rsid="000f180d"/>
    </style:style>
    <style:style style:name="T37" style:family="text">
      <style:text-properties officeooo:rsid="005cc2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Das Fahrzeug-Szenario: </text:span><text:span text:style-name="T19">Lehrerblatt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3">Ph</text:p>
          </table:table-cell>
          <table:table-cell table:style-name="Tabelle1.A1" office:value-type="string">
            <text:p text:style-name="P25">Was ist zu tun?</text:p>
          </table:table-cell>
          <table:table-cell table:style-name="Tabelle1.A1" office:value-type="string">
            <text:p text:style-name="P25">Neuer Stoff</text:p>
          </table:table-cell>
          <table:table-cell table:style-name="Tabelle1.D1" office:value-type="string">
            <text:p text:style-name="P25">Tipps <text:span text:style-name="T17">für die Lehrperson</text:span></text:p>
          </table:table-cell>
        </table:table-row>
        <table:table-row table:style-name="Tabelle1.1">
          <table:table-cell table:style-name="Tabelle1.A2" office:value-type="string">
            <text:p text:style-name="P23">1</text:p>
          </table:table-cell>
          <table:table-cell table:style-name="Tabelle1.A2" office:value-type="string">
            <text:p text:style-name="P3"><text:span text:style-name="T8">M</text:span>odellieren <text:span text:style-name="T12">(sprachlich und als UML) </text:span></text:p>
            <text:p text:style-name="P3"><text:span text:style-name="T8">und in Greenfoot </text:span>implemen<text:span text:style-name="T8">­</text:span>tieren:</text:p>
            <text:p text:style-name="P7">Attribute <text:span text:style-name="Source_20_Text">vMax</text:span>, <text:span text:style-name="Source_20_Text">vMom</text:span>;</text:p>
            <text:p text:style-name="P7">Konstruktor;</text:p>
            <text:p text:style-name="P7"><text:span text:style-name="Source_20_Text">fahre1s</text:span>, <text:span text:style-name="Source_20_Text">beschleunige</text:span><text:span text:style-name="Source_20_Text"><text:span text:style-name="T35">Um</text:span></text:span>, <text:span text:style-name="Source_20_Text">act</text:span></text:p>
          </table:table-cell>
          <table:table-cell table:style-name="Tabelle1.A2" office:value-type="string">
            <text:p text:style-name="P61">Begriffe Klasse, Instanz, Attribute, Methode, Konstruktor</text:p>
            <text:p text:style-name="P35"/>
            <text:p text:style-name="P35">UML-Klassendiagramm mit Vererbungspfeilen <text:span text:style-name="T13">und </text:span>Attribute<text:span text:style-name="T13">n</text:span>/Methoden</text:p>
          </table:table-cell>
          <table:table-cell table:style-name="Tabelle1.D2" office:value-type="string">
            <text:p text:style-name="P34">Actor bringt Koordinaten schon mit.</text:p>
            <text:p text:style-name="P34"/>
            <text:p text:style-name="P34">Da es zwischen den Klassen gar keine Unterschiede gibt, braucht man auch nur eine einzige (oder leere Unterklassen, die zumindest andere Bilder haben).</text:p>
          </table:table-cell>
        </table:table-row>
        <table:table-row table:style-name="Tabelle1.1">
          <table:table-cell table:style-name="Tabelle1.A2" office:value-type="string">
            <text:p text:style-name="P23">2</text:p>
          </table:table-cell>
          <table:table-cell table:style-name="Tabelle1.A2" office:value-type="string">
            <text:p text:style-name="P63"><text:span text:style-name="Source_20_Text"><text:span text:style-name="T13">Kfz</text:span></text:span><text:span text:style-name="T13"> als Unterklasse von </text:span><text:span text:style-name="Source_20_Text"><text:span text:style-name="T13">Fahrzeug</text:span></text:span><text:span text:style-name="T13"> als UML </text:span><text:span text:style-name="T36">modellieren </text:span><text:span text:style-name="T13">sowie</text:span><text:span text:style-name="T36"> </text:span><text:span text:style-name="Source_20_Text"><text:span text:style-name="T13">PKW</text:span></text:span><text:span text:style-name="T13"> und </text:span><text:span text:style-name="Source_20_Text"><text:span text:style-name="T13">LKW</text:span></text:span><text:span text:style-name="T13"> als Unterklasse von </text:span><text:span text:style-name="Source_20_Text"><text:span text:style-name="T13">Kfz</text:span></text:span><text:span text:style-name="T13">; </text:span><text:span text:style-name="T24">Attribute </text:span><text:span text:style-name="Source_20_Text"><text:span text:style-name="T24">tankKapz</text:span></text:span><text:span text:style-name="T24"> </text:span><text:span text:style-name="T25">und</text:span><text:span text:style-name="T24"> </text:span><text:span text:style-name="Source_20_Text"><text:span text:style-name="T24">tankInh</text:span></text:span><text:span text:style-name="T24"> </text:span><text:span text:style-name="T25">sowie</text:span><text:span text:style-name="T24"> Methode </text:span><text:span text:style-name="Source_20_Text"><text:span text:style-name="T24">tanke(double getankteLiter):void</text:span></text:span></text:p>
            <text:p text:style-name="P64"><text:span text:style-name="T22">Außerdem</text:span><text:span text:style-name="Source_20_Text"><text:span text:style-name="T22"> </text:span></text:span><text:span text:style-name="Source_20_Text"><text:span text:style-name="T24">f</text:span></text:span><text:span text:style-name="Source_20_Text"><text:span text:style-name="T22">ahre1s() </text:span></text:span><text:span text:style-name="T22">überschreiben</text:span></text:p>
            <text:p text:style-name="P62"><text:span text:style-name="Source_20_Text"><text:span text:style-name="T13">Fahrzeug</text:span></text:span><text:span text:style-name="T13"> und </text:span><text:span text:style-name="Source_20_Text"><text:span text:style-name="T13">Kfz</text:span></text:span><text:span text:style-name="T13"> abstrakt machen</text:span></text:p>
          </table:table-cell>
          <table:table-cell table:style-name="Tabelle1.A2" office:value-type="string">
            <text:p text:style-name="P9">Entwurfstechnik: Gemeinsamkeiten in Oberklassen „hochziehen“; Vererbung führt zu „ist-ein“-Beziehung; abstrakte Klassen; Wiederverwendung von Code durch super-Aufrufe in K‘tor und normalen Methoden</text:p>
          </table:table-cell>
          <table:table-cell table:style-name="Tabelle1.D2" office:value-type="string">
            <text:p text:style-name="P8">Vorteile: copy-paste-Vermeidung</text:p>
          </table:table-cell>
        </table:table-row>
        <table:table-row table:style-name="Tabelle1.1">
          <table:table-cell table:style-name="Tabelle1.A2" office:value-type="string">
            <text:p text:style-name="P27">3</text:p>
          </table:table-cell>
          <table:table-cell table:style-name="Tabelle1.A2" office:value-type="string">
            <text:p text:style-name="P44">Attribute <text:span text:style-name="Source_20_Text">private</text:span> machen.</text:p>
            <text:p text:style-name="P44">Stattdessen <text:span text:style-name="Source_20_Text">get</text:span>ter-Methoden einrichten.</text:p>
          </table:table-cell>
          <table:table-cell table:style-name="Tabelle1.A2" office:value-type="string">
            <text:p text:style-name="P41">Kapselung</text:p>
            <text:p text:style-name="P41">Geheimnisprinzip: „Alles so private wie möglich“</text:p>
            <text:p text:style-name="P42"><text:span text:style-name="T16">in Java ausgedrückt mit </text:span>private, (protected), public</text:p>
            <text:p text:style-name="P44">get/set-Methoden</text:p>
          </table:table-cell>
          <table:table-cell table:style-name="Tabelle1.D2" office:value-type="string">
            <text:p text:style-name="P51">Vorteil der Kapselung: vermeidet Fehler; vereinfacht die Suche nach Fehlern; die Implementierung („Interna“) der Klasse kann in späteren Versionen noch verändert werden.</text:p>
          </table:table-cell>
        </table:table-row>
        <table:table-row table:style-name="Tabelle1.1">
          <table:table-cell table:style-name="Tabelle1.A2" office:value-type="string">
            <text:p text:style-name="P27">4</text:p>
          </table:table-cell>
          <table:table-cell table:style-name="Tabelle1.A2" office:value-type="string">
            <text:p text:style-name="P36"><text:span text:style-name="T2">Modellieren: </text:span><text:span text:style-name="T35">In LKW neues </text:span><text:span text:style-name="T2">Attribut </text:span><text:span text:style-name="Source_20_Text"><text:span text:style-name="T11">l</text:span></text:span><text:span text:style-name="Source_20_Text"><text:span text:style-name="T2">aderampe</text:span></text:span><text:span text:style-name="Source_20_Text"><text:span text:style-name="T13">Offen</text:span></text:span><text:span text:style-name="T2"> mit getter, Methoden </text:span><text:span text:style-name="Source_20_Text"><text:span text:style-name="T2">oeffneLaderampe()</text:span></text:span><text:span text:style-name="T2"> und </text:span><text:span text:style-name="Source_20_Text"><text:span text:style-name="T2">schliesseLaderampe()</text:span></text:span><text:span text:style-name="T10">.</text:span></text:p>
            <text:p text:style-name="P18"><text:span text:style-name="T14">Dann </text:span>implementieren. <text:span text:style-name="T35">Neues Verhalten von beschleunige() beachten!</text:span></text:p>
          </table:table-cell>
          <table:table-cell table:style-name="Tabelle1.A2" office:value-type="string">
            <text:p text:style-name="P37"/>
          </table:table-cell>
          <table:table-cell table:style-name="Tabelle1.D2" office:value-type="string">
            <text:p text:style-name="P18">Neue Klasse PKW bleibt bis auf Konstruktor leer.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27">5</text:p>
          </table:table-cell>
          <table:table-cell table:style-name="Tabelle1.A2" office:value-type="string">
            <text:p text:style-name="P19">Modellieren: <text:span text:style-name="T14">Klasse</text:span><text:span text:style-name="T33">n Bombe, Teddy, Fass und</text:span><text:span text:style-name="T14"> Ladegut mit </text:span>Attribute<text:span text:style-name="T14">n</text:span> istGefahrgut:boolean <text:span text:style-name="T33">und </text:span>masse:int</text:p>
            <text:p text:style-name="P19"><text:span text:style-name="T21">(</text:span>und getter-<text:span text:style-name="T21">Methoden</text:span> dafür<text:span text:style-name="T21">)</text:span></text:p>
            <text:p text:style-name="P38"><text:span text:style-name="Source_20_Text">LKW</text:span> bekommt Attribute <text:span text:style-name="Source_20_Text">ladung</text:span><text:span text:style-name="T3"> und Methoden </text:span><text:span text:style-name="Source_20_Text"><text:span text:style-name="T3">beladeMit(Ladegut)</text:span></text:span><text:span text:style-name="T3"> sowie </text:span><text:span text:style-name="Source_20_Text"><text:span text:style-name="T3">entlade</text:span></text:span><text:span text:style-name="Source_20_Text"><text:span text:style-name="T4">()</text:span></text:span><text:span text:style-name="Source_20_Text"><text:span text:style-name="T3">:</text:span></text:span><text:span text:style-name="Source_20_Text"><text:span text:style-name="T4">L</text:span></text:span><text:span text:style-name="Source_20_Text"><text:span text:style-name="T3">adegut</text:span></text:span><text:span text:style-name="Source_20_Text"><text:span text:style-name="T4">;</text:span></text:span></text:p>
            <text:p text:style-name="P38">Unterklassen <text:span text:style-name="Source_20_Text">Teddy</text:span>, <text:span text:style-name="Source_20_Text">Bombe</text:span>, <text:span text:style-name="Source_20_Text">Fass</text:span></text:p>
            <text:p text:style-name="P19"/>
          </table:table-cell>
          <table:table-cell table:style-name="Tabelle1.A2" office:value-type="string">
            <text:p text:style-name="P38">Substitutionsprinzip als Konsequenz von „ist-ein“ bei den Parametern und return-Werten der Methoden be-/entladen</text:p>
            <text:p text:style-name="P38"/>
            <text:p text:style-name="P46">Assoziationsbeziehungen für „hat-ein“ oder „kennt-ein“</text:p>
          </table:table-cell>
          <table:table-cell table:style-name="Tabelle1.D2" office:value-type="string">
            <text:p text:style-name="P20">Einführung eines Interface <text:span text:style-name="T9">ILadegut</text:span>, das von mehreren Klassen implementiert werden kann (aber nicht muss). LKW bekommt <text:span text:style-name="T11">ein</text:span> Attribut <text:span text:style-name="Source_20_Text">meinLadegut</text:span> und Methoden <text:span text:style-name="Source_20_Text">beladeMit(ILadegut)</text:span> <text:span text:style-name="T11">sowie</text:span> </text:p>
            <text:p text:style-name="P19"><text:span text:style-name="Source_20_Text">entlade</text:span><text:span text:style-name="Source_20_Text"><text:span text:style-name="T4">()</text:span></text:span><text:span text:style-name="Source_20_Text">:I</text:span><text:span text:style-name="Source_20_Text"><text:span text:style-name="T4">L</text:span></text:span><text:span text:style-name="Source_20_Text">adegut</text:span><text:span text:style-name="Source_20_Text"><text:span text:style-name="T4">;</text:span></text:span><text:span text:style-name="T4"> Fahrrad muss </text:span><text:span text:style-name="T9">ILadegut</text:span><text:span text:style-name="T4"> implementieren.</text:span></text:p>
          </table:table-cell>
        </table:table-row>
        <table:table-row table:style-name="Tabelle1.1">
          <table:table-cell table:style-name="Tabelle1.A2" office:value-type="string">
            <text:p text:style-name="P27">6</text:p>
          </table:table-cell>
          <table:table-cell table:style-name="Tabelle1.A2" office:value-type="string">
            <text:p text:style-name="P38">Modellierungsversuche: <text:span text:style-name="Source_20_Text">Fahrrad</text:span> als Unterklasse von <text:span text:style-name="Source_20_Text">Ladegut</text:span>? Als Unterklasse von <text:span text:style-name="Source_20_Text">Fahrzeug</text:span>? <text:span text:style-name="Source_20_Text">Ladegut</text:span> als Unterklasse von <text:span text:style-name="Source_20_Text">Fahrzeug</text:span>? Oder umgekehrt?</text:p>
            <text:p text:style-name="P40"/>
            <text:p text:style-name="P65"><text:span text:style-name="T15">Interface „</text:span><text:span text:style-name="Source_20_Text"><text:span text:style-name="T15">ILadegut</text:span></text:span><text:span text:style-name="T15">“ </text:span><text:span text:style-name="T37">einführen</text:span></text:p>
            <text:p text:style-name="P50"><text:span text:style-name="T14">Programmieren: </text:span><text:span text:style-name="Source_20_Text">Fass</text:span>, <text:span text:style-name="Source_20_Text">Teddy</text:span> <text:span text:style-name="Source_20_Text">und</text:span> <text:span text:style-name="Source_20_Text">Bombe</text:span> implementieren jeweils <text:span text:style-name="Source_20_Text">ILadegut</text:span></text:p>
            <text:p text:style-name="P38"><text:span text:style-name="T20">Auch </text:span><text:span text:style-name="Source_20_Text">Fahrrad</text:span> <text:span text:style-name="Source_20_Text">implements</text:span> <text:span text:style-name="Source_20_Text">Iladegut</text:span></text:p>
            <text:p text:style-name="P67"><text:span text:style-name="T37">Noch besser: Klasse </text:span><text:span text:style-name="Source_20_Text"><text:span text:style-name="T37">Ladegut </text:span></text:span><text:span text:style-name="T37">beibehalten, </text:span><text:span text:style-name="T37">die dann ebenso wie </text:span><text:span text:style-name="Source_20_Text"><text:span text:style-name="T37">Fahrrad Iladegut </text:span></text:span><text:span text:style-name="T37">implementiert</text:span></text:p>
          </table:table-cell>
          <table:table-cell table:style-name="Tabelle1.A2" office:value-type="string">
            <text:p text:style-name="P38">OOM hat Grenzen, schon einfache Dinge kann man manchmal nicht ausdrücken. </text:p>
            <text:p text:style-name="P38">Mehrfachvererbung in Java nicht möglich.</text:p>
            <text:p text:style-name="P39">Interfaces <text:span text:style-name="T15">sind „noch abstrakter“ </text:span><text:span text:style-name="T37">als abstrakte</text:span><text:span text:style-name="T15"> Klassen, </text:span>lösen das Problem <text:span text:style-name="T15">aber </text:span>auch nur teilweise</text:p>
          </table:table-cell>
          <table:table-cell table:style-name="Tabelle1.D2" office:value-type="string">
            <text:p text:style-name="P38">Modellierungsversuche: Fahrrad wäre als Unterklasse von Fahrzeug kein Ladegut, als Unterklasse von Ladegut aber kein Fz. Fz als Unterklasse von Ladegut wirft Probleme auf, ebenso Ladegut als Unterklasse von Fz. <text:s/>S Möglichkeiten durchspielen lassen!</text:p>
            <text:p text:style-name="P40"/>
            <text:p text:style-name="P50">Jetzt implementieren Bombe, Teddy und Fass jeweils unabhängig voneinander ILadegut. Das geht noch eleganter (weniger copy-paste), wenn man die Klasse Ladegut beibehält: <text:line-break/>Ladegut extends Actor implements ILadegut</text:p>
          </table:table-cell>
        </table:table-row>
        <table:table-row table:style-name="Tabelle1.1">
          <table:table-cell table:style-name="Tabelle1.A2" office:value-type="string">
            <text:p text:style-name="P27">7</text:p>
          </table:table-cell>
          <table:table-cell table:style-name="Tabelle1.A2" office:value-type="string">
            <text:p text:style-name="P41">Schüler studieren ausgedruckten Code von Fernbedienung.java</text:p>
            <text:p text:style-name="P41"/>
            <text:p text:style-name="P45">und versuchen die Frage zu beantworten, welche b<text:span text:style-name="Source_20_Text">eschleunige()</text:span>-Methode in der letzten Zeile eigentlich aufgerufen wird.</text:p>
          </table:table-cell>
          <table:table-cell table:style-name="Tabelle1.A2" office:value-type="string">
            <text:p text:style-name="P41">Polymorphie</text:p>
          </table:table-cell>
          <table:table-cell table:style-name="Tabelle1.D2" office:value-type="string">
            <text:p text:style-name="P30">Eine Referenz vom Typ Fahrzeug kann sowohl auf LKW als auch auf Fahrräder zeigen, denn beide <text:span text:style-name="T5">sind </text:span>Fahrze<text:span text:style-name="T7">u</text:span>ge. <text:span text:style-name="T15">Sie verhalten sich aber verschieden! </text:span>Erst zur Laufzeit wird der Aufruf tatsächlich <text:span text:style-name="T7">an die richtige Funktion </text:span>„zugestellt“.</text:p>
          </table:table-cell>
        </table:table-row>
        <table:table-row table:style-name="Tabelle1.1">
          <table:table-cell table:style-name="Tabelle1.A2" office:value-type="string">
            <text:p text:style-name="P27">8</text:p>
          </table:table-cell>
          <table:table-cell table:style-name="Tabelle1.A2" office:value-type="string">
            <text:p text:style-name="P32">Wieviele Instanzen von <text:span text:style-name="Source_20_Text">Fahrzeug</text:span> gibt es?</text:p>
            <text:p text:style-name="P48">Oder:</text:p>
            <text:p text:style-name="P48">Allgemeines Tempolimit: Wie schnell darf man überhaupt fahren? </text:p>
          </table:table-cell>
          <table:table-cell table:style-name="Tabelle1.A2" office:value-type="string">
            <text:p text:style-name="P41">„static“-Attribute und Methoden</text:p>
          </table:table-cell>
          <table:table-cell table:style-name="Tabelle1.D2" office:value-type="string">
            <text:p text:style-name="P22">Statisches Attribut <text:span text:style-name="T6">anzahlFahrzeuge für die Klasse Fahrzeuge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4">Ph.</text:p>
          </table:table-cell>
          <table:table-cell table:style-name="Tabelle2.A1" office:value-type="string">
            <text:p text:style-name="P26">Aufgabenstellung</text:p>
          </table:table-cell>
          <table:table-cell table:style-name="Tabelle2.A1" office:value-type="string">
            <text:p text:style-name="P29">Neuer Stoff, Fachvokabular</text:p>
          </table:table-cell>
        </table:table-row>
        <table:table-row table:style-name="Tabelle2.1"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5"><text:span text:style-name="T34">In einer Miniatur-Fahrzeugsimulation soll es Fahrrad, LKW und PKW geben. Sie alle haben Momentan- und Höchstgeschwindigkeit (Einheit „Pixel pro Simulations­schritt“ und (x/y</text:span><text:span text:style-name="T33">)</text:span><text:span text:style-name="T34">-Koordinaten</text:span><text:span text:style-name="T33">)</text:span><text:span text:style-name="T34">. Alle haben eine </text:span><text:span text:style-name="T33">Methode </text:span><text:span text:style-name="T34">f</text:span><text:span text:style-name="Source_20_Text"><text:span text:style-name="T34">ahre1s()</text:span></text:span><text:span text:style-name="T34">, die das Fahrzeug in Fahrtrichtung weiterbewegt, </text:span><text:span text:style-name="T33">und eine </text:span><text:span text:style-name="Source_20_Text"><text:span text:style-name="T33">beschleunigeUm()</text:span></text:span><text:span text:style-name="T33">.</text:span></text:p>
          </table:table-cell>
          <table:table-cell table:style-name="Tabelle2.A2" office:value-type="string">
            <text:p text:style-name="P5"/>
          </table:table-cell>
        </table:table-row>
        <table:table-row table:style-name="Tabelle2.1">
          <table:table-cell table:style-name="Tabelle2.A2" office:value-type="string">
            <text:p text:style-name="P24">2</text:p>
          </table:table-cell>
          <table:table-cell table:style-name="Tabelle2.A2" office:value-type="string">
            <text:p text:style-name="P2">Jetzt sollen auch <text:span text:style-name="T1">Tankinhalt und Tankkapazität (in Litern) modelliert werden </text:span>sowie <text:span text:style-name="T8">der Spritverbrauch </text:span>beim Fahren <text:span text:style-name="T1">(je Sekunde werden </text:span><text:span text:style-name="T1"><draw:frame draw:style-name="fr1" draw:name="Objekt2" text:anchor-type="as-char" svg:y="-0.377cm" svg:width="3.194cm" svg:height="0.533cm" draw:z-index="0"><draw:object xlink:href="./Object 2" xlink:type="simple" xlink:show="embed" xlink:actuate="onLoad"/><draw:image xlink:href="./ObjectReplacements/Object 2" xlink:type="simple" xlink:show="embed" xlink:actuate="onLoad"/><svg:desc>Formel</svg:desc></draw:frame></text:span><text:span text:style-name="T1">verbraucht).</text:span></text:p>
          </table:table-cell>
          <table:table-cell table:style-name="Tabelle2.A2" office:value-type="string">
            <text:p text:style-name="P2"/>
          </table:table-cell>
        </table:table-row>
        <table:table-row table:style-name="Tabelle2.1">
          <table:table-cell table:style-name="Tabelle2.A2" office:value-type="string">
            <text:p text:style-name="P28">3</text:p>
          </table:table-cell>
          <table:table-cell table:style-name="Tabelle2.A2" office:value-type="string">
            <text:p text:style-name="P43">Es geht nicht, dass fremde Klassen an den Attributwerten <text:span text:style-name="T16">eines Fahrzeugs</text:span> herumpfuschen. <text:span text:style-name="T16">Selbst abgeleitete Klassen dürfen das meistens nicht.</text:span></text:p>
          </table:table-cell>
          <table:table-cell table:style-name="Tabelle2.A2" office:value-type="string">
            <text:p text:style-name="P43"/>
          </table:table-cell>
        </table:table-row>
        <table:table-row table:style-name="Tabelle2.1">
          <table:table-cell table:style-name="Tabelle2.A2" office:value-type="string">
            <text:p text:style-name="P28">4</text:p>
          </table:table-cell>
          <table:table-cell table:style-name="Tabelle2.A2" office:value-type="string">
            <text:p text:style-name="P17">LKW bekommen eine Laderampe. Sie dürfen nur beschleunigen, wenn die zu ist; natürlich kann die Rampe nur bei stehendem LKW geöffnet werden. </text:p>
          </table:table-cell>
          <table:table-cell table:style-name="Tabelle2.A2" office:value-type="string">
            <text:p text:style-name="P47"/>
          </table:table-cell>
        </table:table-row>
        <table:table-row table:style-name="Tabelle2.1">
          <table:table-cell table:style-name="Tabelle2.A2" office:value-type="string">
            <text:p text:style-name="P28">5</text:p>
          </table:table-cell>
          <table:table-cell table:style-name="Tabelle2.A2" office:value-type="string">
            <text:p text:style-name="P21">Als Ladegüter werden Teddys, Bomben und Fässer eingeführt. Teddys wiegen 1 kg und sind ungefährlich, Bomben unterschiedlich schwer und immer gefährlich, Fässer mal so, mal so. Ein LKW kann nur genau ein Ladegut aufnehmen (oder keins).</text:p>
          </table:table-cell>
          <table:table-cell table:style-name="Tabelle2.A2" office:value-type="string">
            <text:p text:style-name="P17"/>
            <text:p text:style-name="P17"/>
            <text:p text:style-name="P17"/>
          </table:table-cell>
        </table:table-row>
        <table:table-row table:style-name="Tabelle2.1">
          <table:table-cell table:style-name="Tabelle2.A2" office:value-type="string">
            <text:p text:style-name="P28">6</text:p>
          </table:table-cell>
          <table:table-cell table:style-name="Tabelle2.A2" office:value-type="string">
            <text:p text:style-name="P49">Auch Fahrräder sollen verladen werden können – andere Fahrzeuge jedoch nicht!</text:p>
          </table:table-cell>
          <table:table-cell table:style-name="Tabelle2.A2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elle2.1">
          <table:table-cell table:style-name="Tabelle2.A2" office:value-type="string">
            <text:p text:style-name="P28">7</text:p>
          </table:table-cell>
          <table:table-cell table:style-name="Tabelle2.A2" office:value-type="string">
            <text:p text:style-name="P31">Eine Fernbedienung soll Fahrzeuge steuern können, ohne dass der Programmierer <text:span text:style-name="T15">der Fernbedienung </text:span>schon genau weiß, von welcher Art <text:span text:style-name="T8">diese Fahrzeuge</text:span> eigentlich sind. </text:p>
          </table:table-cell>
          <table:table-cell table:style-name="Tabelle2.A2" office:value-type="string">
            <text:p text:style-name="P31"/>
            <text:p text:style-name="P31"/>
            <text:p text:style-name="P31"/>
            <text:p text:style-name="P31"/>
          </table:table-cell>
        </table:table-row>
        <table:table-row table:style-name="Tabelle2.1">
          <table:table-cell table:style-name="Tabelle2.A2" office:value-type="string">
            <text:p text:style-name="P28">8</text:p>
          </table:table-cell>
          <table:table-cell table:style-name="Tabelle2.A2" office:value-type="string">
            <text:p text:style-name="P52">Gemeinsame Attributwerte für alle Instanzen einer Klasse.</text:p>
          </table:table-cell>
          <table:table-cell table:style-name="Tabelle2.A2" office:value-type="string">
            <text:p text:style-name="P33"/>
            <text:p text:style-name="P3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4ec2" officeooo:paragraph-rsid="00054ec2"/>
    </style:style>
    <style:page-layout style:name="Mpm1">
      <style:page-layout-properties fo:page-width="29.7cm" fo:page-height="21.001cm" style:num-format="1" style:print-orientation="landscape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autebach: Einführung in die objektorientierte Programmieru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rs </meta:initial-creator>
    <meta:creation-date>2017-02-11T12:03:41.601441282</meta:creation-date>
    <dc:date>2022-03-10T18:49:18.480683835</dc:date>
    <meta:editing-duration>PT13H50M24S</meta:editing-duration>
    <meta:editing-cycles>41</meta:editing-cycles>
    <meta:generator>LibreOffice/6.4.7.2$Linux_X86_64 LibreOffice_project/40$Build-2</meta:generator>
    <dc:creator>Urs Lautebach</dc:creator>
    <meta:printed-by>Urs Lautebach</meta:printed-by>
    <meta:print-date>2022-03-10T18:49:13.016840188</meta:print-date>
    <meta:document-statistic meta:table-count="2" meta:image-count="0" meta:object-count="1" meta:page-count="3" meta:paragraph-count="84" meta:word-count="683" meta:character-count="5254" meta:non-whitespace-character-count="4646"/>
  </office:meta>
</office:document-meta>
</file>

<file path=Object 2/content.xml><?xml version="1.0" encoding="utf-8"?>
<math xmlns="http://www.w3.org/1998/Math/MathML" display="block">
  <semantics>
    <mrow>
      <mrow>
        <mspace width="2em"/>
        <mo stretchy="false">=</mo>
        <mn>0,01</mn>
      </mrow>
      <mrow>
        <mi>L</mi>
        <mo stretchy="false">⋅</mo>
        <msub>
          <mi>v</mi>
          <mi mathvariant="italic">momentan</mi>
        </msub>
      </mrow>
    </mrow>
    <annotation encoding="StarMath 5.0">~=0,01 L cdot {v_momentan}</annotation>
  </semantics>
</math>
</file>